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font-weight="bold" style:font-size-asian="10pt" style:font-weight-asian="bold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style:font-weight-asian="bold" style:font-weight-complex="bold"/>
    </style:style>
    <style:style style:name="T1" style:family="text">
      <style:text-properties style:font-name="Monospace" fo:font-size="10pt" style:font-size-asian="10pt"/>
    </style:style>
    <style:style style:name="T2" style:family="text">
      <style:text-properties fo:color="#3c3c3c" style:font-name="Monospace" fo:font-size="10pt" style:text-underline-style="solid" style:text-underline-width="auto" style:text-underline-color="font-color" style:font-size-asian="10pt"/>
    </style:style>
    <style:style style:name="T3" style:family="text">
      <style:text-properties fo:font-size="10pt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STALL MYSQL:</text:p>
      <text:p text:style-name="P1"><text:span text:style-name="T1">==============</text:span></text:p>
      <text:p text:style-name="P4"><text:span text:style-name="T1">STEP 1 — INSTALLING MYSQL:</text:span></text:p>
      <text:p text:style-name="P1"><text:span text:style-name="T2">sudo</text:span><text:span text:style-name="T1"> apt-get update</text:span></text:p>
      <text:p text:style-name="P1"><text:span text:style-name="T2">sudo</text:span><text:span text:style-name="T1"> apt-get install </text:span><text:span text:style-name="T2">mysql</text:span><text:span text:style-name="T1">-server</text:span></text:p>
      <text:p text:style-name="P2"/>
      <text:p text:style-name="P4"><text:span text:style-name="T1">STEP 2 — CONFIGURING MYSQL:</text:span></text:p>
      <text:p text:style-name="P1"><text:span text:style-name="T1">mysql_secure_installation</text:span></text:p>
      <text:p text:style-name="P2"/>
      <text:p text:style-name="P4"><text:span text:style-name="T1">STEP 3 — TESTING MYSQL:</text:span></text:p>
      <text:p text:style-name="P1"><text:span text:style-name="T2">systemctl</text:span><text:span text:style-name="T1"> status mysql.service</text:span></text:p>
      <text:p text:style-name="P1"><text:span text:style-name="T2">sudo</text:span><text:span text:style-name="T1"> </text:span><text:span text:style-name="T2">systemctl</text:span><text:span text:style-name="T1"> start </text:span><text:span text:style-name="T2">mysql</text:span></text:p>
      <text:p text:style-name="P1"><text:span text:style-name="T1">/etc/init.d/</text:span><text:span text:style-name="T2">mysql</text:span><text:span text:style-name="T1"> start</text:span></text:p>
      <text:p text:style-name="P2"/>
      <text:p text:style-name="P4"><text:span text:style-name="T1">RESET A MYSQL ROOT PASSWORD:</text:span></text:p>
      <text:p text:style-name="P1"><text:span text:style-name="T1"># service </text:span><text:span text:style-name="T2">mysql</text:span><text:span text:style-name="T1"> stop</text:span></text:p>
      <text:p text:style-name="P1"><text:span text:style-name="T1"># mysqld_safe --skip-grant-tables &amp;</text:span></text:p>
      <text:p text:style-name="P1"><text:span text:style-name="T1">$ </text:span><text:span text:style-name="T2">mysql</text:span><text:span text:style-name="T1"> -u root</text:span></text:p>
      <text:p text:style-name="P2"/>
      <text:p text:style-name="P1"><text:span text:style-name="T2">mysql</text:span><text:span text:style-name="T1">&gt; use </text:span><text:span text:style-name="T2">mysql</text:span><text:span text:style-name="T1">;</text:span></text:p>
      <text:p text:style-name="P1"><text:span text:style-name="T2">mysql</text:span><text:span text:style-name="T1">&gt; update user set authentication_string=PASSWORD("YOUR-NEW-ROOT-PASSWORD") where User='root';</text:span></text:p>
      <text:p text:style-name="P1"><text:span text:style-name="T2">mysql</text:span><text:span text:style-name="T1">&gt; flush privileges;</text:span></text:p>
      <text:p text:style-name="P1"><text:span text:style-name="T2">mysql</text:span><text:span text:style-name="T1">&gt; quit</text:span></text:p>
      <text:p text:style-name="P2"/>
      <text:p text:style-name="P1"><text:span text:style-name="T1"># service </text:span><text:span text:style-name="T2">mysql</text:span><text:span text:style-name="T1"> stop</text:span></text:p>
      <text:p text:style-name="P1"><text:span text:style-name="T1"># service </text:span><text:span text:style-name="T2">mysql</text:span><text:span text:style-name="T1"> start</text:span></text:p>
      <text:p text:style-name="P1"><text:span text:style-name="T1">$ </text:span><text:span text:style-name="T2">mysql</text:span><text:span text:style-name="T1"> -u root -p</text:span></text:p>
      <text:p text:style-name="P2"/>
      <text:p text:style-name="P4"><text:span text:style-name="T1">MYSQLD_SAFE DIRECTORY '/VAR/RUN/MYSQLD' FOR UNIX SOCKET FILE DON'T EXISTS:</text:span></text:p>
      <text:p text:style-name="P1"><text:span text:style-name="T2">mkdir</text:span><text:span text:style-name="T1"> -p /</text:span><text:span text:style-name="T2">var</text:span><text:span text:style-name="T1">/run/</text:span><text:span text:style-name="T2">mysqld</text:span></text:p>
      <text:p text:style-name="P1"><text:span text:style-name="T2">chown</text:span><text:span text:style-name="T1"> mysql:mysql /</text:span><text:span text:style-name="T2">var</text:span><text:span text:style-name="T1">/run/</text:span><text:span text:style-name="T2">mysqld</text:span></text:p>
      <text:p text:style-name="P2"/>
      <text:p text:style-name="P2"/>
      <text:p text:style-name="P1"><text:span text:style-name="T1">REMOVE PACKGES FROM UBUNTU:</text:span></text:p>
      <text:p text:style-name="P1"><text:span text:style-name="T2">dpkg</text:span><text:span text:style-name="T1"> --list</text:span></text:p>
      <text:p text:style-name="P1"><text:span text:style-name="T2">sudo</text:span><text:span text:style-name="T1"> apt-get --purge remove &lt;package&gt;</text:span></text:p>
      <text:p text:style-name="P2"/>
      <text:p text:style-name="P2"/>
      <text:p text:style-name="P4"><text:span text:style-name="T1">CAN'T CONNECT TO LOCAL MYSQL SERVER THROUGH SOCKET '/VAR/RUN/MYSQLD/MYSQLD.SOCK:</text:span></text:p>
      <text:p text:style-name="P1"><text:span text:style-name="T2">sudo</text:span><text:span text:style-name="T1"> service </text:span><text:span text:style-name="T2">mysql</text:span><text:span text:style-name="T1"> start</text:span></text:p>
      <text:p text:style-name="P1"><text:span text:style-name="T1">/etc/init.d/</text:span><text:span text:style-name="T2">mysql</text:span><text:span text:style-name="T1"> start</text:span></text:p>
      <text:p text:style-name="P1"><text:span text:style-name="T2">ps</text:span><text:span text:style-name="T1"> -A|</text:span><text:span text:style-name="T2">grep</text:span><text:span text:style-name="T1"> </text:span><text:span text:style-name="T2">mysql</text:span></text:p>
      <text:p text:style-name="P1"><text:span text:style-name="T2">sudo</text:span><text:span text:style-name="T1"> </text:span><text:span text:style-name="T2">pkill</text:span><text:span text:style-name="T1"> </text:span><text:span text:style-name="T2">mysql</text:span></text:p>
      <text:p text:style-name="P1"><text:span text:style-name="T2">ps</text:span><text:span text:style-name="T1"> -A|</text:span><text:span text:style-name="T2">grep</text:span><text:span text:style-name="T1"> </text:span><text:span text:style-name="T2">mysqld</text:span></text:p>
      <text:p text:style-name="P1"><text:span text:style-name="T2">sudo</text:span><text:span text:style-name="T1"> </text:span><text:span text:style-name="T2">pkill</text:span><text:span text:style-name="T1"> </text:span><text:span text:style-name="T2">mysqld</text:span></text:p>
      <text:p text:style-name="P1"><text:span text:style-name="T2">sudo</text:span><text:span text:style-name="T1"> service </text:span><text:span text:style-name="T2">mysql</text:span><text:span text:style-name="T1"> restart</text:span></text:p>
      <text:p text:style-name="P1"><text:span text:style-name="T2">mysql</text:span><text:span text:style-name="T1"> -u root -p</text:span></text:p>
      <text:p text:style-name="P2"/>
      <text:p text:style-name="P4"><text:span text:style-name="T1">SQL CREATE TABLE EXAMPLE:</text:span></text:p>
      <text:p text:style-name="P1"><text:span text:style-name="T1">CREATE TABLE Persons (</text:span></text:p>
      <text:p text:style-name="P1"><text:span text:style-name="T1"><text:s text:c="4"/>PersonID </text:span><text:span text:style-name="T2">int</text:span><text:span text:style-name="T1">,</text:span></text:p>
      <text:p text:style-name="P1"><text:span text:style-name="T1"><text:s text:c="4"/>LastName </text:span><text:span text:style-name="T2">varchar</text:span><text:span text:style-name="T1">(255),</text:span></text:p>
      <text:p text:style-name="P1"><text:span text:style-name="T1"><text:s text:c="4"/>FirstName </text:span><text:span text:style-name="T2">varchar</text:span><text:span text:style-name="T1">(255),</text:span></text:p>
      <text:p text:style-name="P1"><text:span text:style-name="T1"><text:s text:c="4"/>Address </text:span><text:span text:style-name="T2">varchar</text:span><text:span text:style-name="T1">(255),</text:span></text:p>
      <text:p text:style-name="P1"><text:span text:style-name="T1"><text:s text:c="4"/>City </text:span><text:span text:style-name="T2">varchar</text:span><text:span text:style-name="T1">(255) </text:span></text:p>
      <text:p text:style-name="P1"><text:span text:style-name="T1">);</text:span></text:p>
      <text:p text:style-name="P2"/>
      <text:p text:style-name="P1"><text:span text:style-name="T1">CREATE TABLE Students (</text:span></text:p>
      <text:p text:style-name="P1"><text:span text:style-name="T1"><text:s text:c="4"/>RNo </text:span><text:span text:style-name="T2">int</text:span><text:span text:style-name="T1">,</text:span></text:p>
      <text:p text:style-name="P1"><text:span text:style-name="T1"><text:s text:c="4"/>FirstName </text:span><text:span text:style-name="T2">varchar</text:span><text:span text:style-name="T1">(255)</text:span></text:p>
      <text:p text:style-name="P1"><text:span text:style-name="T1">);</text:span></text:p>
      <text:p text:style-name="P2"><text:soft-page-break/></text:p>
      <text:p text:style-name="P1"><text:span text:style-name="T1">INSERT INTO Students </text:span></text:p>
      <text:p text:style-name="P1"><text:span text:style-name="T1">VALUES (1, '</text:span><text:span text:style-name="T2">Anjaneyulu</text:span><text:span text:style-name="T1">');</text:span></text:p>
      <text:p text:style-name="P1"><text:span text:style-name="T1">INSERT INTO Students </text:span></text:p>
      <text:p text:style-name="P1"><text:span text:style-name="T1">VALUES (2, '</text:span><text:span text:style-name="T2">Niranjan</text:span><text:span text:style-name="T1">');</text:span></text:p>
      <text:p text:style-name="P1"><text:span text:style-name="T1">INSERT INTO Students </text:span></text:p>
      <text:p text:style-name="P1"><text:span text:style-name="T1">VALUES (3, '</text:span><text:span text:style-name="T2">Peddanna</text:span><text:span text:style-name="T1">');</text:span></text:p>
      <text:p text:style-name="P1"><text:span text:style-name="T1">INSERT INTO Students </text:span></text:p>
      <text:p text:style-name="P1"><text:span text:style-name="T1">VALUES (4, '</text:span><text:span text:style-name="T2">Suresh</text:span><text:span text:style-name="T1">');</text:span></text:p>
      <text:p text:style-name="P1"><text:span text:style-name="T1">INSERT INTO Students </text:span></text:p>
      <text:p text:style-name="P1"><text:span text:style-name="T1">VALUES (5, '</text:span><text:span text:style-name="T2">Ashok</text:span><text:span text:style-name="T1">');</text:span></text:p>
      <text:p text:style-name="P1"><text:span text:style-name="T1">INSERT INTO Students </text:span></text:p>
      <text:p text:style-name="P1"><text:span text:style-name="T1">VALUES (6, '</text:span><text:span text:style-name="T2">Rajasekhar</text:span><text:span text:style-name="T1">');</text:span></text:p>
      <text:p text:style-name="P2"/>
      <text:p text:style-name="P1"><text:span text:style-name="T1">CREATE TABLE Marks (</text:span></text:p>
      <text:p text:style-name="P1"><text:span text:style-name="T1"><text:s text:c="4"/>Marks </text:span><text:span text:style-name="T2">int</text:span><text:span text:style-name="T1">,</text:span></text:p>
      <text:p text:style-name="P1"><text:span text:style-name="T1"><text:s text:c="4"/>FirstName </text:span><text:span text:style-name="T2">varchar</text:span><text:span text:style-name="T1">(255)</text:span></text:p>
      <text:p text:style-name="P1"><text:span text:style-name="T1">);</text:span></text:p>
      <text:p text:style-name="P2"/>
      <text:p text:style-name="P2"/>
      <text:p text:style-name="P1"><text:span text:style-name="T1">INSERT INTO Marks VALUES (100, '</text:span><text:span text:style-name="T2">Anjaneyulu</text:span><text:span text:style-name="T1">');</text:span></text:p>
      <text:p text:style-name="P1"><text:span text:style-name="T1">INSERT INTO Marks VALUES (200, '</text:span><text:span text:style-name="T2">Niranjan</text:span><text:span text:style-name="T1">');</text:span></text:p>
      <text:p text:style-name="P1"><text:span text:style-name="T1">INSERT INTO Marks VALUES (300, '</text:span><text:span text:style-name="T2">Peddanna</text:span><text:span text:style-name="T1">');</text:span></text:p>
      <text:p text:style-name="P1"><text:span text:style-name="T1">INSERT INTO Marks VALUES (400, '</text:span><text:span text:style-name="T2">Suresh</text:span><text:span text:style-name="T1">');</text:span></text:p>
      <text:p text:style-name="P1"><text:span text:style-name="T1">INSERT INTO Marks VALUES (500, '</text:span><text:span text:style-name="T2">Ashok</text:span><text:span text:style-name="T1">');</text:span></text:p>
      <text:p text:style-name="P1"><text:span text:style-name="T1">INSERT INTO Marks VALUES (600, '</text:span><text:span text:style-name="T2">Rajasekhar</text:span><text:span text:style-name="T1">');</text:span></text:p>
      <text:p text:style-name="P2"/>
      <text:p text:style-name="P1"><text:span text:style-name="T1">select * from Students inner join Marks on Students.FirstName = Marks.FirstName where Marks = (select max(Marks) from Marks);</text:span></text:p>
      <text:p text:style-name="P2"/>
      <text:p text:style-name="P4"><text:span text:style-name="T1">INSERT INTO SYNTAX:</text:span></text:p>
      <text:p text:style-name="P2"/>
      <text:p text:style-name="P1"><text:span text:style-name="T1">INSERT INTO table_name (column1, column2, column3, ...)</text:span></text:p>
      <text:p text:style-name="P1"><text:span text:style-name="T1">VALUES (value1, value2, value3, ...)</text:span></text:p>
      <text:p text:style-name="P2"/>
      <text:p text:style-name="P1"><text:span text:style-name="T1">INSERT INTO table_name</text:span></text:p>
      <text:p text:style-name="P1"><text:span text:style-name="T1">VALUES (value1, value2, value3, ...);</text:span></text:p>
      <text:p text:style-name="P2"/>
      <text:p text:style-name="P1"><text:span text:style-name="T1">INSERT INTO Customers (CustomerName, ContactName, Address, City, PostalCode, Country)</text:span></text:p>
      <text:p text:style-name="P1"><text:span text:style-name="T1">VALUES ('Cardinal', 'Tom B. </text:span><text:span text:style-name="T2">Erichsen</text:span><text:span text:style-name="T1">', '</text:span><text:span text:style-name="T2">Skagen</text:span><text:span text:style-name="T1"> 21', '</text:span><text:span text:style-name="T2">Stavanger</text:span><text:span text:style-name="T1">', '4006', '</text:span><text:span text:style-name="T2">Norway</text:span><text:span text:style-name="T1">');</text:span></text:p>
      <text:p text:style-name="P2"/>
      <text:p text:style-name="P4"><text:span text:style-name="T1">Tools&gt;Preferences&gt;Database&gt;Third Party JDBC Driver</text:span></text:p>
      <text:p text:style-name="P2"/>
      <text:p text:style-name="P4"><text:span text:style-name="T1">DELETE FROM `table_name` [WHERE condition];</text:span></text:p>
      <text:p text:style-name="P2"/>
      <text:p text:style-name="P4"><text:span text:style-name="T1">The SQL LIKE Operator</text:span></text:p>
      <text:p text:style-name="P1"><text:span text:style-name="T1">The LIKE operator is used in a WHERE clause to search for a specified pattern in a column.</text:span></text:p>
      <text:p text:style-name="P2"/>
      <text:p text:style-name="P1"><text:span text:style-name="T1">There are two </text:span><text:span text:style-name="T2">wildcards</text:span><text:span text:style-name="T1"> used in conjunction with the LIKE operator:</text:span></text:p>
      <text:p text:style-name="P2"/>
      <text:p text:style-name="P1"><text:span text:style-name="T1">% - The percent sign represents zero, one, or multiple characters</text:span></text:p>
      <text:p text:style-name="P1"><text:span text:style-name="T1">_ - The underscore represents a single character</text:span></text:p>
      <text:p text:style-name="P2"/>
      <text:p text:style-name="P4"><text:span text:style-name="T1">LIKE Syntax</text:span></text:p>
      <text:p text:style-name="P1"><text:span text:style-name="T1">SELECT column1, column2, ...</text:span></text:p>
      <text:p text:style-name="P1"><text:span text:style-name="T1">FROM table_name</text:span></text:p>
      <text:p text:style-name="P1"><text:span text:style-name="T1">WHERE columnN LIKE pattern;</text:span></text:p>
      <text:p text:style-name="P1"><text:span text:style-name="T1"/></text:p>
      <text:p text:style-name="P2"/>
      <text:p text:style-name="P1"><text:soft-page-break/><text:span text:style-name="T1">LIKE Operator<text:tab/><text:tab/><text:tab/><text:tab/>Description</text:span></text:p>
      <text:p text:style-name="P1"><text:span text:style-name="T1">WHERE CustomerName LIKE 'a%'<text:tab/><text:tab/>Finds any values that start with "a"</text:span></text:p>
      <text:p text:style-name="P1"><text:span text:style-name="T1">WHERE CustomerName LIKE '%a'<text:tab/><text:tab/>Finds any values that end with "a"</text:span></text:p>
      <text:p text:style-name="P1"><text:span text:style-name="T1">WHERE CustomerName LIKE '%or%'<text:tab/>Finds any values that have "or" in any <text:tab/><text:tab/><text:tab/><text:tab/><text:tab/><text:tab/><text:tab/>position</text:span></text:p>
      <text:p text:style-name="P1"><text:span text:style-name="T1">WHERE CustomerName LIKE '_r%'<text:tab/><text:tab/>Finds any values that have "r" in the second <text:tab/><text:tab/><text:tab/><text:tab/><text:tab/><text:tab/>position</text:span></text:p>
      <text:p text:style-name="P1"><text:span text:style-name="T1">WHERE CustomerName LIKE 'a_%_%'<text:tab/>Finds any values that start with "a" and are <text:tab/><text:tab/><text:tab/><text:tab/><text:tab/><text:tab/>at least 3 characters in length</text:span></text:p>
      <text:p text:style-name="P1"><text:span text:style-name="T1">WHERE ContactName LIKE 'a%o'<text:tab/><text:tab/>Finds any values that start with "a" and <text:tab/><text:tab/><text:tab/><text:tab/><text:tab/><text:tab/><text:tab/>ends with "o"</text:span></text:p>
      <text:p text:style-name="P2"/>
      <text:p text:style-name="P2"/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3:41:47.694244358</meta:creation-date>
    <dc:date>2018-05-14T13:46:39.669098008</dc:date>
    <meta:editing-duration>PT4M52S</meta:editing-duration>
    <meta:editing-cycles>1</meta:editing-cycles>
    <meta:document-statistic meta:table-count="0" meta:image-count="0" meta:object-count="0" meta:page-count="3" meta:paragraph-count="97" meta:word-count="469" meta:character-count="3284" meta:non-whitespace-character-count="2836"/>
    <meta:generator>LibreOffice/5.1.6.2$Linux_X86_64 LibreOffice_project/10m0$Build-2</meta:generator>
  </office:meta>
</office:document-meta>
</file>